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ReceiverConnection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ateralJGReceiverConnection.getAndRespond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JGReceiverConnection.LateralJGReceiverConnection( Message mes , ILateralCacheJGListener il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